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2.19mm"/>
    </style:style>
    <style:style style:name="co3" style:family="table-column">
      <style:table-column-properties fo:break-before="auto" style:column-width="21.7mm"/>
    </style:style>
    <style:style style:name="co4" style:family="table-column">
      <style:table-column-properties fo:break-before="auto" style:column-width="25.5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3.78mm"/>
    </style:style>
    <style:style style:name="co8" style:family="table-column">
      <style:table-column-properties fo:break-before="auto" style:column-width="73.0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12.9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51pt solid #000000" fo:padding-bottom="0.41mm" fo:padding-left="0.49mm" fo:padding-right="0.49mm" fo:padding-top="0.9mm"/>
      <style:paragraph-properties fo:text-align="center" fo:margin-left="0mm"/>
      <style:text-properties fo:font-size="12pt" fo:font-weight="bold"/>
    </style:style>
    <style:style style:name="ce2" style:family="table-cell" style:parent-style-name="Default">
      <style:table-cell-properties fo:border="0.51pt solid #000000" fo:padding-bottom="0.41mm" fo:padding-left="0.49mm" fo:padding-right="0.49mm" fo:padding-top="0.9mm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  <style:text-properties fo:color="#0000ff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5" table:default-cell-style-name="ce4"/>
        <table:table-column table:style-name="co9" table:number-columns-repeated="1013" table:default-cell-style-name="ce4"/>
        <table:table-row table:style-name="ro1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CODE UTILISATEUR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Mail</text:p>
          </table:table-cell>
          <table:table-cell table:style-name="Default" table:number-columns-repeated="1018"/>
        </table:table-row>
        <table:table-row table:style-name="ro3">
          <table:table-cell office:value-type="string" calcext:value-type="string">
            <text:p>FRANSSOIS_Claude</text:p>
          </table:table-cell>
          <table:table-cell office:value-type="string" calcext:value-type="string">
            <text:p>Et</text:p>
          </table:table-cell>
          <table:table-cell table:formula="of:=MID([.A3];1;SEARCH(&quot;_&quot;;[.A3];1)-1)" office:value-type="string" office:string-value="FRANSSOIS" calcext:value-type="string">
            <text:p>FRANSSOIS</text:p>
          </table:table-cell>
          <table:table-cell table:formula="of:=MID([.A3];SEARCH(&quot;_&quot;;[.A3];1)+1;LEN([.A3]))" office:value-type="string" office:string-value="Claude" calcext:value-type="string">
            <text:p>Claude</text:p>
          </table:table-cell>
          <table:table-cell table:formula="of:=LOWER(CONCATENATE(MID([.D3];1;1);[.C3]))" office:value-type="string" office:string-value="cfranssois" calcext:value-type="string">
            <text:p>cfranssois</text:p>
          </table:table-cell>
          <table:table-cell table:formula="of:=CONCATENATE( [.E3] ; &quot;@&quot; ; IF( OR([.B3]=&quot;Adm&quot;;[.B3]=&quot;Ens&quot;);&quot;&quot;;&quot;etu.&quot;);&quot;montpellier.fr&quot;)" office:value-type="string" office:string-value="cfranssois@etu.montpellier.fr" calcext:value-type="string">
            <text:p>cfranssois@etu.montpellier.fr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3">
          <table:table-cell office:value-type="string" calcext:value-type="string">
            <text:p>MALiK_Abedal</text:p>
          </table:table-cell>
          <table:table-cell office:value-type="string" calcext:value-type="string">
            <text:p>Adm</text:p>
          </table:table-cell>
          <table:table-cell table:formula="of:=MID([.A4];1;SEARCH(&quot;_&quot;;[.A4];1)-1)" office:value-type="string" office:string-value="MALiK" calcext:value-type="string">
            <text:p>MALiK</text:p>
          </table:table-cell>
          <table:table-cell table:formula="of:=MID([.A4];SEARCH(&quot;_&quot;;[.A4];1)+1;LEN([.A4]))" office:value-type="string" office:string-value="Abedal" calcext:value-type="string">
            <text:p>Abedal</text:p>
          </table:table-cell>
          <table:table-cell table:formula="of:=LOWER(CONCATENATE(MID([.D4];1;1);[.C4]))" office:value-type="string" office:string-value="amalik" calcext:value-type="string">
            <text:p>amalik</text:p>
          </table:table-cell>
          <table:table-cell table:formula="of:=CONCATENATE( [.E4] ; &quot;@&quot; ; IF( OR([.B4]=&quot;Adm&quot;;[.B4]=&quot;Ens&quot;);&quot;&quot;;&quot;etu.&quot;);&quot;montpellier.fr&quot;)" office:value-type="string" office:string-value="amalik@montpellier.fr" calcext:value-type="string">
            <text:p>amalik@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NTANT_Yves</text:p>
          </table:table-cell>
          <table:table-cell office:value-type="string" calcext:value-type="string">
            <text:p>Et</text:p>
          </table:table-cell>
          <table:table-cell table:formula="of:=MID([.A5];1;SEARCH(&quot;_&quot;;[.A5];1)-1)" office:value-type="string" office:string-value="MONTANT" calcext:value-type="string">
            <text:p>MONTANT</text:p>
          </table:table-cell>
          <table:table-cell table:formula="of:=MID([.A5];SEARCH(&quot;_&quot;;[.A5];1)+1;LEN([.A5]))" office:value-type="string" office:string-value="Yves" calcext:value-type="string">
            <text:p>Yves</text:p>
          </table:table-cell>
          <table:table-cell table:formula="of:=LOWER(CONCATENATE(MID([.D5];1;1);[.C5]))" office:value-type="string" office:string-value="ymontant" calcext:value-type="string">
            <text:p>ymontant</text:p>
          </table:table-cell>
          <table:table-cell table:formula="of:=CONCATENATE( [.E5] ; &quot;@&quot; ; IF( OR([.B5]=&quot;Adm&quot;;[.B5]=&quot;Ens&quot;);&quot;&quot;;&quot;etu.&quot;);&quot;montpellier.fr&quot;)" office:value-type="string" office:string-value="ymontant@etu.montpellier.fr" calcext:value-type="string">
            <text:p>ymontant@etu.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MAUNE_Nina</text:p>
          </table:table-cell>
          <table:table-cell office:value-type="string" calcext:value-type="string">
            <text:p>Et</text:p>
          </table:table-cell>
          <table:table-cell table:formula="of:=MID([.A6];1;SEARCH(&quot;_&quot;;[.A6];1)-1)" office:value-type="string" office:string-value="SIMAUNE" calcext:value-type="string">
            <text:p>SIMAUNE</text:p>
          </table:table-cell>
          <table:table-cell table:formula="of:=MID([.A6];SEARCH(&quot;_&quot;;[.A6];1)+1;LEN([.A6]))" office:value-type="string" office:string-value="Nina" calcext:value-type="string">
            <text:p>Nina</text:p>
          </table:table-cell>
          <table:table-cell table:formula="of:=LOWER(CONCATENATE(MID([.D6];1;1);[.C6]))" office:value-type="string" office:string-value="nsimaune" calcext:value-type="string">
            <text:p>nsimaune</text:p>
          </table:table-cell>
          <table:table-cell table:formula="of:=CONCATENATE( [.E6] ; &quot;@&quot; ; IF( OR([.B6]=&quot;Adm&quot;;[.B6]=&quot;Ens&quot;);&quot;&quot;;&quot;etu.&quot;);&quot;montpellier.fr&quot;)" office:value-type="string" office:string-value="nsimaune@etu.montpellier.fr" calcext:value-type="string">
            <text:p>nsimaune@etu.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LER_Boni</text:p>
          </table:table-cell>
          <table:table-cell office:value-type="string" calcext:value-type="string">
            <text:p>Ens</text:p>
          </table:table-cell>
          <table:table-cell table:formula="of:=MID([.A7];1;SEARCH(&quot;_&quot;;[.A7];1)-1)" office:value-type="string" office:string-value="TYLER" calcext:value-type="string">
            <text:p>TYLER</text:p>
          </table:table-cell>
          <table:table-cell table:formula="of:=MID([.A7];SEARCH(&quot;_&quot;;[.A7];1)+1;LEN([.A7]))" office:value-type="string" office:string-value="Boni" calcext:value-type="string">
            <text:p>Boni</text:p>
          </table:table-cell>
          <table:table-cell table:formula="of:=LOWER(CONCATENATE(MID([.D7];1;1);[.C7]))" office:value-type="string" office:string-value="btyler" calcext:value-type="string">
            <text:p>btyler</text:p>
          </table:table-cell>
          <table:table-cell table:formula="of:=CONCATENATE( [.E7] ; &quot;@&quot; ; IF( OR([.B7]=&quot;Adm&quot;;[.B7]=&quot;Ens&quot;);&quot;&quot;;&quot;etu.&quot;);&quot;montpellier.fr&quot;)" office:value-type="string" office:string-value="btyler@montpellier.fr" calcext:value-type="string">
            <text:p>btyler@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NAIS_Charles</text:p>
          </table:table-cell>
          <table:table-cell office:value-type="string" calcext:value-type="string">
            <text:p>Et</text:p>
          </table:table-cell>
          <table:table-cell table:formula="of:=MID([.A8];1;SEARCH(&quot;_&quot;;[.A8];1)-1)" office:value-type="string" office:string-value="TRENAIS" calcext:value-type="string">
            <text:p>TRENAIS</text:p>
          </table:table-cell>
          <table:table-cell table:formula="of:=MID([.A8];SEARCH(&quot;_&quot;;[.A8];1)+1;LEN([.A8]))" office:value-type="string" office:string-value="Charles" calcext:value-type="string">
            <text:p>Charles</text:p>
          </table:table-cell>
          <table:table-cell table:formula="of:=LOWER(CONCATENATE(MID([.D8];1;1);[.C8]))" office:value-type="string" office:string-value="ctrenais" calcext:value-type="string">
            <text:p>ctrenais</text:p>
          </table:table-cell>
          <table:table-cell table:formula="of:=CONCATENATE( [.E8] ; &quot;@&quot; ; IF( OR([.B8]=&quot;Adm&quot;;[.B8]=&quot;Ens&quot;);&quot;&quot;;&quot;etu.&quot;);&quot;montpellier.fr&quot;)" office:value-type="string" office:string-value="ctrenais@etu.montpellier.fr" calcext:value-type="string">
            <text:p>ctrenais@etu.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GUEN_Nina</text:p>
          </table:table-cell>
          <table:table-cell office:value-type="string" calcext:value-type="string">
            <text:p>Adm</text:p>
          </table:table-cell>
          <table:table-cell table:formula="of:=MID([.A9];1;SEARCH(&quot;_&quot;;[.A9];1)-1)" office:value-type="string" office:string-value="HAGUEN" calcext:value-type="string">
            <text:p>HAGUEN</text:p>
          </table:table-cell>
          <table:table-cell table:formula="of:=MID([.A9];SEARCH(&quot;_&quot;;[.A9];1)+1;LEN([.A9]))" office:value-type="string" office:string-value="Nina" calcext:value-type="string">
            <text:p>Nina</text:p>
          </table:table-cell>
          <table:table-cell table:formula="of:=LOWER(CONCATENATE(MID([.D9];1;1);[.C9]))" office:value-type="string" office:string-value="nhaguen" calcext:value-type="string">
            <text:p>nhaguen</text:p>
          </table:table-cell>
          <table:table-cell table:formula="of:=CONCATENATE( [.E9] ; &quot;@&quot; ; IF( OR([.B9]=&quot;Adm&quot;;[.B9]=&quot;Ens&quot;);&quot;&quot;;&quot;etu.&quot;);&quot;montpellier.fr&quot;)" office:value-type="string" office:string-value="nhaguen@montpellier.fr" calcext:value-type="string">
            <text:p>nhaguen@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RR_Johet</text:p>
          </table:table-cell>
          <table:table-cell office:value-type="string" calcext:value-type="string">
            <text:p>Ens</text:p>
          </table:table-cell>
          <table:table-cell table:formula="of:=MID([.A10];1;SEARCH(&quot;_&quot;;[.A10];1)-1)" office:value-type="string" office:string-value="STARR" calcext:value-type="string">
            <text:p>STARR</text:p>
          </table:table-cell>
          <table:table-cell table:formula="of:=MID([.A10];SEARCH(&quot;_&quot;;[.A10];1)+1;LEN([.A10]))" office:value-type="string" office:string-value="Johet" calcext:value-type="string">
            <text:p>Johet</text:p>
          </table:table-cell>
          <table:table-cell table:formula="of:=LOWER(CONCATENATE(MID([.D10];1;1);[.C10]))" office:value-type="string" office:string-value="jstarr" calcext:value-type="string">
            <text:p>jstarr</text:p>
          </table:table-cell>
          <table:table-cell table:formula="of:=CONCATENATE( [.E10] ; &quot;@&quot; ; IF( OR([.B10]=&quot;Adm&quot;;[.B10]=&quot;Ens&quot;);&quot;&quot;;&quot;etu.&quot;);&quot;montpellier.fr&quot;)" office:value-type="string" office:string-value="jstarr@montpellier.fr" calcext:value-type="string">
            <text:p>jstarr@montpellier.fr</text:p>
          </table:table-cell>
          <table:table-cell table:number-columns-repeated="1018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>
        <table:named-range table:name="Tab" table:base-cell-address="$Feuille1.$D$10" table:cell-range-address="$Feuille1.$C$1:.$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Bitstream Vera Sans" style:language-asian="fr" style:country-asian="FR" style:font-name-complex="Lucida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6:15:45.835614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stf STF</meta:initial-creator>
    <meta:creation-date>2008-09-30T15:42:19</meta:creation-date>
    <dc:date>2018-11-08T16:25:43.826668590</dc:date>
    <dc:language>fr-FR</dc:language>
    <meta:editing-cycles>9</meta:editing-cycles>
    <meta:editing-duration>PT1H1M23S</meta:editing-duration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